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355cm" draw:marker-end="Linienspitzen_20_1" draw:marker-end-width="0.37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Long_20_Dash_20__28_Rounded_29_" svg:stroke-width="0.05cm" svg:stroke-color="#000000" draw:marker-start-width="0.28cm" draw:marker-end-width="0.28cm" svg:stroke-linecap="round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12.6cm" svg:x2="1cm" svg:y2="1cm">
          <text:p/>
        </draw:line>
        <draw:line draw:style-name="gr1" draw:text-style-name="P1" draw:layer="layout" svg:x1="0.98cm" svg:y1="9.538cm" svg:x2="12.48cm" svg:y2="9.538cm">
          <text:p/>
        </draw:line>
        <draw:line draw:style-name="gr2" draw:text-style-name="P1" draw:layer="layout" svg:x1="0.99cm" svg:y1="12.071cm" svg:x2="11.41cm" svg:y2="3.329cm">
          <text:p/>
        </draw:line>
        <draw:line draw:style-name="gr3" draw:text-style-name="P1" draw:layer="layout" svg:x1="4.09cm" svg:y1="9.469cm" svg:x2="11.41cm" svg:y2="3.329cm">
          <text:p/>
        </draw:line>
        <draw:g>
          <svg:title>TexMaths</svg:title>
          <svg:desc>18§latex§$\nu$§svg§600§TRUE§</svg:desc>
          <draw:g>
            <draw:path draw:style-name="gr4" draw:text-style-name="P2" draw:layer="layout" svg:width="0.292cm" svg:height="0.274cm" svg:x="11.432cm" svg:y="9.895cm" svg:viewBox="0 0 293 275" svg:d="M105 7c0-2 0-7-7-7-14 0-60 5-77 5-5 2-12 2-12 13 0 9 7 9 16 9 30 0 30 3 30 11 0 3-7 32-10 50-13 50-27 101-40 151-1 9-5 27-5 29 0 7 5 7 9 7 3 0 6 0 9 0 43-7 111-32 175-91 84-77 100-161 100-168 0-11-7-16-18-16-5 0-19 2-25 20-39 143-134 212-205 235 20-82 40-165 60-248z">
              <text:p/>
            </draw:path>
          </draw:g>
        </draw:g>
        <draw:g>
          <svg:title>TexMaths</svg:title>
          <svg:desc>18§latex§$E_{\mathrm{kin}}$§svg§600§TRUE§</svg:desc>
          <draw:g>
            <draw:path draw:style-name="gr4" draw:text-style-name="P2" draw:layer="layout" svg:width="0.458cm" svg:height="0.426cm" svg:x="1.334cm" svg:y="1.697cm" svg:viewBox="0 0 459 427" svg:d="M424 282c0-4 2-8 2-9 0-2 0-8-7-8-6 0-7 4-9 8-40 93-63 136-171 136-31 0-62 0-93 0-8 0-9 0-13-2-7 0-9-2-9-5 0-2 0-4 4-15 14-57 28-114 43-172 21 0 42 0 63 0 52 0 52 13 52 29 0 4 0 13-4 30-2 4-2 6-2 8 0 3 2 7 8 7 5 0 7-4 10-13 12-49 24-98 36-147 0-3-3-7-9-7-5 0-5 4-7 11-14 48-25 63-82 63-20 0-40 0-60 0 13-51 25-101 38-151 5-23 5-25 34-25s59 0 88 0c77 0 95 18 95 70 0 14 0 16-1 32 0 4 0 10 0 13 0 2 1 7 7 7 7 0 7-4 9-16 4-37 8-73 12-110 2-16-1-16-18-16-106 0-212 0-318 0-12 0-18 0-18 13 0 7 6 7 16 7 24 0 42 0 42 10 0 4 0 4-4 17-27 110-55 221-82 331-6 26-8 31-58 31-11 0-18 0-18 11 0 7 5 7 18 7 109 0 218 0 327 0 15 0 16 0 20-11 20-45 40-90 59-134z">
              <text:p/>
            </draw:path>
            <draw:path draw:style-name="gr4" draw:text-style-name="P2" draw:layer="layout" svg:width="0.231cm" svg:height="0.304cm" svg:x="1.798cm" svg:y="1.914cm" svg:viewBox="0 0 232 305" svg:d="M120 185c56-41 71-52 101-54 0-5 0-11 0-16-9 2-21 2-30 2-18 0-36 0-53-2 0 5 0 11 0 16 6 2 8 5 8 7 0 7-9 16-15 20-21 17-43 33-64 50 0-69 0-139 0-208-23 1-45 2-67 4 0 5 0 10 0 16 31 0 34 3 34 25 0 75 0 151 0 226 0 18-5 18-34 18 0 5 0 11 0 16 16-2 31-2 49-2 17 0 34 0 50 2 0-5 0-11 0-16-29 0-34 0-34-18 0-14 0-29 0-43 11-8 21-16 32-24 16 20 32 40 49 60 3 5 9 12 9 18 0 7-8 7-11 7 0 5 0 11 0 16 5 0 36-2 48-2 13 0 27 2 40 2 0-5 0-11 0-16-16 0-27-2-40-16-24-30-48-59-72-88z">
              <text:p/>
            </draw:path>
            <draw:path draw:style-name="gr4" draw:text-style-name="P2" draw:layer="layout" svg:width="0.096cm" svg:height="0.295cm" svg:x="2.066cm" svg:y="1.923cm" svg:viewBox="0 0 97 296" svg:d="M68 25c0-14-9-25-25-25-12 0-25 9-25 25 0 14 13 25 25 25 15 0 25-11 25-25zM2 106c0 5 0 11 0 16 29 0 32 4 32 25 0 38 0 77 0 115 0 18-5 18-34 18 0 5 0 11 0 16 2 0 32-2 50-2 15 0 31 0 47 2 0-5 0-11 0-16-25 0-30 0-30-18 0-53 0-107 0-160-22 1-44 3-65 4z">
              <text:p/>
            </draw:path>
            <draw:path draw:style-name="gr4" draw:text-style-name="P2" draw:layer="layout" svg:width="0.236cm" svg:height="0.193cm" svg:x="2.208cm" svg:y="2.025cm" svg:viewBox="0 0 237 194" svg:d="M205 61c0-39-20-61-67-61-36 0-59 20-71 43-1 0-2 0-2 0 0-14 0-29 0-43-22 1-43 2-65 4 0 5 0 10 0 16 31 0 34 3 34 25 0 38 0 76 0 115 0 18-5 18-34 18 0 5 0 10 0 16 2 0 32-2 50-2 17 0 47 2 52 2 0-6 0-11 0-16-28 0-34 0-34-18 0-27 0-54 0-81 0-45 38-66 67-66 30 0 34 23 34 46 0 34 0 67 0 101 0 18-4 18-32 18 0 5 0 10 0 16 16-1 30-2 50-2 16 0 47 2 50 2 0-6 0-11 0-16-28 0-32 0-32-18 0-33 0-66 0-99z">
              <text:p/>
            </draw:path>
          </draw:g>
        </draw:g>
        <draw:g>
          <svg:title>TexMaths</svg:title>
          <svg:desc>18§latex§$W_{K}$§svg§600§TRUE§</svg:desc>
          <draw:g>
            <draw:path draw:style-name="gr4" draw:text-style-name="P2" draw:layer="layout" svg:width="0.626cm" svg:height="0.442cm" svg:x="1.435cm" svg:y="12.098cm" svg:viewBox="0 0 627 443" svg:d="M545 74c16-29 30-51 70-54 5 0 12 0 12-13 0-2-3-7-7-7-16 0-34 2-48 2-22 0-45-2-67-2-3 0-12 0-12 13 0 7 7 7 10 7 15 0 36 5 36 25 0 7-1 11-7 20-57 98-114 197-171 296-7-104-15-208-23-313 0-12-2-28 45-28 11 0 16 0 16-13 0-5-7-7-9-7-25 0-52 2-77 2-15 0-52-2-67-2-3 0-10 0-10 13 0 7 5 7 14 7 27 0 32 3 34 16 1 16 2 32 4 48-54 93-107 185-160 277-8-106-16-212-24-318 0-9 0-23 47-23 7 0 14 0 14-13 0-7-6-5-9-7-25 0-52 2-77 2-23 0-45-2-66-2-4 0-13 0-13 13 0 7 7 7 16 7 33 0 33 5 34 23 10 128 20 256 29 384 0 11 0 16 9 16 7 0 11-3 16-12 62-107 124-214 185-322 8 106 16 212 24 318 0 13 2 16 9 16 9 0 12-5 16-12 69-119 138-238 207-357z">
              <text:p/>
            </draw:path>
            <draw:path draw:style-name="gr4" draw:text-style-name="P2" draw:layer="layout" svg:width="0.402cm" svg:height="0.301cm" svg:x="2.026cm" svg:y="12.321cm" svg:viewBox="0 0 403 302" svg:d="M223 124c-2-4-4-4-4-6 4-2 2 0 11-7 15-10 30-21 45-32 58-40 86-59 117-63 5 0 11 0 11-9 0-3-4-5-6-5-10 0-21 0-30 0-13 0-42-2-54-2-4 0-9 0-9 11 2 2 0 5 5 5 6 2 13 2 13 7 0 8-15 16-20 22-62 43-123 86-185 129 12-46 24-92 36-138 3-16 3-20 38-20 7 0 14 0 14-9 0-3-4-7-7-7-13 0-45 2-58 2-7 0-23 0-30 0-9 0-20-2-29-2-2 0-9 0-9 11 0 5 5 5 14 5 7 0 9 0 18 2 7 0 9 2 9 5 0 2 0 4-2 11-19 78-39 156-59 233-3 15-3 18-38 18-9 0-14 0-14 9 0 2 0 8 7 8 13 0 45-2 58-2 7 0 23 0 30 0 9 0 20 2 29 2 2 0 9 0 9-11 0-6-5-6-14-6-6 0-9 0-17 0-10-1-10-3-10-7 0-3 5-20 21-84 24-17 48-35 72-52 22 41 43 82 65 124 3 5 3 5 3 9 0 9-12 10-19 10-6 0-13 0-13 9 0 2 0 8 7 8 13 0 45-2 58-2 12 0 30 2 43 2 5 0 9-4 9-9 0-8-5-8-11-8-7 0-21 0-29-14-25-49-50-98-75-147z">
              <text:p/>
            </draw:path>
          </draw:g>
        </draw:g>
        <draw:line draw:style-name="gr1" draw:text-style-name="P1" draw:layer="layout" svg:x1="19.116cm" svg:y1="12.602cm" svg:x2="19.116cm" svg:y2="1.002cm">
          <text:p/>
        </draw:line>
        <draw:line draw:style-name="gr1" draw:text-style-name="P1" draw:layer="layout" svg:x1="15.696cm" svg:y1="9.54cm" svg:x2="29.196cm" svg:y2="9.54cm">
          <text:p/>
        </draw:line>
        <draw:g>
          <svg:title>TexMaths</svg:title>
          <svg:desc>18§latex§$U$§svg§600§TRUE§</svg:desc>
          <draw:g>
            <draw:path draw:style-name="gr4" draw:text-style-name="P2" draw:layer="layout" svg:width="0.435cm" svg:height="0.442cm" svg:x="27.948cm" svg:y="9.898cm" svg:viewBox="0 0 436 443" svg:d="M357 66c7-27 18-44 68-46 4 0 11 0 11-13-3-2 0-7-9-7-20 0-41 2-63 2-21 0-45-2-66-2-4 0-11 0-11 13 0 7 7 7 11 7 36 0 43 14 43 27 0 1-2 12-2 14-18 75-37 149-55 224-22 84-96 138-158 138-42 0-76-27-76-80 0-2 0-22 7-51 21-81 41-162 61-244 6-23 6-28 53-28 16 0 21 0 21-13 0-7-7-7-9-7-18 0-63 2-81 2s-63-2-80-2c-6 0-13 0-13 13 0 7 5 7 18 7 2 0 12 0 23 2 13 0 18 1 18 8 0 4-7 31-11 45-4 19-9 37-14 56-5 25-36 143-38 154-5 18-5 27-5 38 0 75 57 120 124 120 79 0 158-72 178-154 18-74 37-149 55-223z">
              <text:p/>
            </draw:path>
          </draw:g>
        </draw:g>
        <draw:g>
          <svg:title>TexMaths</svg:title>
          <svg:desc>18§latex§$I_{\mathrm{Ph}}$§svg§600§TRUE§</svg:desc>
          <draw:g>
            <draw:path draw:style-name="gr4" draw:text-style-name="P2" draw:layer="layout" svg:width="0.292cm" svg:height="0.428cm" svg:x="19.551cm" svg:y="1.699cm" svg:viewBox="0 0 293 429" svg:d="M214 48c7-21 9-28 57-28 16 0 22 0 22-13 0-7-7-7-11-7-18 0-65 2-83 2-19 0-64-2-84-2-4 0-13 0-13 13 0 7 6 7 18 7 27 0 43 0 43 12 0 2 0 4 0 9-28 113-57 226-86 340-5 23-7 28-57 28-15 0-20 0-20 13 0 7 7 7 9 7 20 0 65-2 83-2 19 0 66 2 84 2 5 0 13 0 13-11 0-9-4-9-18-9-11 0-15 0-27 0-15-2-16-3-16-11 0-5 1-10 1-14 28-112 57-224 85-336z">
              <text:p/>
            </draw:path>
            <draw:path draw:style-name="gr4" draw:text-style-name="P2" draw:layer="layout" svg:width="0.281cm" svg:height="0.301cm" svg:x="19.833cm" svg:y="1.922cm" svg:viewBox="0 0 282 302" svg:d="M86 165c27 0 54 0 81 0 65 0 115-38 115-81 0-45-50-84-115-84-56 0-111 0-167 0 0 5 0 11 0 16 4 0 7 0 11 0 32 0 34 6 34 20 0 76 0 153 0 230 0 14-2 19-34 19-4 0-7 0-11 0 0 6 0 11 0 17 22-2 50-2 65-2 18 0 45 0 68 2 0-6 0-11 0-17-4 0-7 0-11 0-34 0-36-3-36-19 0-34 0-67 0-101zM156 16c74 0 78 41 78 68 0 18 0 67-78 67-24 0-48 0-72 0 0-39 0-78 0-117 0-14 2-18 22-18 17 0 34 0 50 0z">
              <text:p/>
            </draw:path>
            <draw:path draw:style-name="gr4" draw:text-style-name="P2" draw:layer="layout" svg:width="0.236cm" svg:height="0.304cm" svg:x="20.169cm" svg:y="1.918cm" svg:viewBox="0 0 237 305" svg:d="M203 172c0-39-18-61-65-61-39 0-61 24-72 40 0-50 0-101 0-151-22 1-44 2-66 4 0 5 0 10 0 16 31 0 34 3 34 25 0 75 0 149 0 224 0 20-5 20-34 20 0 5 0 11 0 16 2 0 32-2 50-2 16 0 47 2 51 2 0-5 0-11 0-16-29 0-33 0-33-20 0-26 0-52 0-79 0-45 36-66 67-66 30 0 34 23 34 47 0 32 0 65 0 98 0 20-4 20-32 20 0 5 0 11 0 16 16 0 30-2 50-2 16 0 47 2 50 2 0-5 0-11 0-16-29 0-34 0-34-20 0-32 0-64 0-97z">
              <text:p/>
            </draw:path>
          </draw:g>
        </draw:g>
        <draw:path draw:style-name="gr3" draw:text-style-name="P1" draw:layer="layout" svg:width="10.076cm" svg:height="8.062cm" draw:transform="rotate (1.05173540725178) translate (16.5cm 9.5cm)" svg:viewBox="0 0 10077 8063" svg:d="M0 0c4031 0 6016 1458 10077 8063">
          <text:p/>
        </draw:path>
        <draw:path draw:style-name="gr2" draw:text-style-name="P1" draw:layer="layout" svg:width="11.161cm" svg:height="7.442cm" draw:transform="rotate (1.05173540725178) translate (16.5cm 9.5cm)" svg:viewBox="0 0 11162 7443" svg:d="M0 0c4031 0 6605-30 11162 7443">
          <text:p/>
        </draw:path>
        <draw:g>
          <svg:title>TexMaths</svg:title>
          <svg:desc>18§latex§$U_{\mathrm{geg}}$§svg§600§TRUE§</svg:desc>
          <draw:g>
            <draw:path draw:style-name="gr4" draw:text-style-name="P2" draw:layer="layout" svg:width="0.436cm" svg:height="0.444cm" svg:x="16.149cm" svg:y="9.899cm" svg:viewBox="0 0 437 445" svg:d="M358 66c7-25 18-44 68-46 3 0 11 0 11-13-3-2 0-7-8-7-21 0-43 2-64 2-22 0-45-2-67-2-3 0-10 0-10 13 0 7 5 7 10 7 36 0 43 14 43 29 0 1-1 10-1 12-20 75-39 150-58 225-21 84-93 140-156 140-43 0-77-29-77-83 0-2 0-21 7-48 20-82 40-164 61-246 5-22 7-29 54-29 16 0 19 0 19-13 0-7-5-7-7-7-18 0-64 2-81 2-19 0-62-2-82-2-4 0-11 0-11 13 0 7 5 7 16 7 2 0 15 0 25 2 11 0 16 1 16 9 0 5-7 30-10 44-4 19-9 38-13 56-7 25-36 144-39 156-4 18-4 27-4 36 0 78 58 122 124 122 79 0 156-71 178-154 18-75 37-150 56-225z">
              <text:p/>
            </draw:path>
            <draw:path draw:style-name="gr4" draw:text-style-name="P2" draw:layer="layout" svg:width="0.222cm" svg:height="0.288cm" svg:x="16.555cm" svg:y="10.226cm" svg:viewBox="0 0 223 289" svg:d="M45 120c7 4 23 13 48 13 45 0 80-31 80-65 0-16-8-30-18-41 19-14 35-14 43-14-2 1-4 3-4 9 0 9 7 14 14 14 8 0 15-5 15-14 0-10-9-22-27-22-6 0-31 0-50 20-13-9-33-16-53-16-44 0-77 30-77 64 0 18 9 34 20 45-4 4-13 18-13 36 0 5 2 27 18 40-19 5-41 21-41 43 0 32 49 57 108 57 56 0 108-21 108-57 0-13-6-38-29-51-27-14-52-14-95-14-11 0-27 0-31 0-12-4-21-16-21-29 0-10 3-14 5-18zM93 120c-43 0-43-43-43-52 0-7 0-25 9-36 7-7 18-14 34-14 44 0 44 41 44 50 0 7 0 25-9 36-6 9-18 16-35 16zM93 198c40 0 96 0 96 34 0 23-34 43-81 43s-81-20-81-43c0-15 13-34 41-34 9 0 17 0 25 0z">
              <text:p/>
            </draw:path>
            <draw:path draw:style-name="gr4" draw:text-style-name="P2" draw:layer="layout" svg:width="0.188cm" svg:height="0.2cm" svg:x="16.807cm" svg:y="10.228cm" svg:viewBox="0 0 189 201" svg:d="M176 95c9 0 13 0 13-9 0-39-22-86-88-86-58 0-101 45-101 101 0 55 49 100 108 100s81-48 81-57c0-2 0-6-8-6-5 0-7 2-8 6-13 36-47 43-63 43-20 0-40-9-54-25-16-22-16-49-16-67 45 0 91 0 136 0zM40 84c5-62 44-71 61-71 55 0 57 61 57 71-39 0-79 0-118 0z">
              <text:p/>
            </draw:path>
            <draw:path draw:style-name="gr4" draw:text-style-name="P2" draw:layer="layout" svg:width="0.224cm" svg:height="0.288cm" svg:x="17.029cm" svg:y="10.226cm" svg:viewBox="0 0 225 289" svg:d="M47 120c7 4 23 13 48 13 45 0 79-31 79-65 0-16-9-30-19-41 19-14 37-14 44-14-1 1-3 3-3 9 0 9 7 14 14 14 6 0 15-5 15-14 0-10-9-22-27-22-6 0-31 0-51 20-14-9-32-16-52-16-45 0-79 30-79 64 0 18 9 34 22 45-4 4-13 18-13 36 0 5 2 27 18 40-20 5-43 21-43 43 0 32 49 57 110 57 55 0 107-21 107-57 0-13-5-38-30-51-25-14-52-14-94-14-10 0-27 0-30 0-14-4-22-16-22-29 0-10 4-14 6-18zM95 120c-43 0-43-43-43-52 0-7 0-25 9-36 7-7 18-14 34-14 43 0 43 41 43 50 0 7 0 25-9 36-5 9-18 16-34 16zM95 198c40 0 95 0 95 34 0 23-35 43-80 43-46 0-83-20-83-43 0-15 14-34 43-34 8 0 17 0 25 0z">
              <text:p/>
            </draw:path>
          </draw:g>
        </draw:g>
        <draw:g>
          <svg:title>TexMaths</svg:title>
          <svg:desc>18§latex§$\nu_{0}$§svg§600§TRUE§</svg:desc>
          <draw:g>
            <draw:path draw:style-name="gr4" draw:text-style-name="P2" draw:layer="layout" svg:width="0.295cm" svg:height="0.277cm" svg:x="3.933cm" svg:y="9.896cm" svg:viewBox="0 0 296 278" svg:d="M108 7c-3-2 0-7-9-7-15 0-61 5-77 7-4 0-11 0-11 13 0 7 5 7 14 7 31 0 32 3 32 11 0 3-9 34-12 50-13 51-25 103-38 154-3 9-5 18-7 27 0 7 5 9 9 9 3 0 6 0 9 0 45-9 113-32 178-93 82-77 100-162 100-167 0-11-7-18-18-18-5 0-20 4-25 22-39 141-136 211-208 234 21-83 42-166 63-249z">
              <text:p/>
            </draw:path>
            <draw:path draw:style-name="gr4" draw:text-style-name="P2" draw:layer="layout" svg:width="0.204cm" svg:height="0.298cm" svg:x="4.233cm" svg:y="9.977cm" svg:viewBox="0 0 205 299" svg:d="M205 151c0-49-6-83-27-113-13-22-40-38-76-38-102 0-102 118-102 151 0 32 0 148 102 148 103 0 103-116 103-148zM102 287c-19 0-46-13-55-48-8-26-8-61-8-94 0-32 0-66 8-89 9-34 37-45 55-45 24 0 47 16 54 41 7 23 7 54 7 93 0 33 0 65-5 92-9 41-38 50-56 50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4-10T09:34:58.138774617</dc:date>
    <meta:editing-duration>PT2H26M52S</meta:editing-duration>
    <meta:editing-cycles>29</meta:editing-cycles>
    <meta:generator>LibreOffice/7.3.7.2$Linux_X86_64 LibreOffice_project/30$Build-2</meta:generator>
    <meta:document-statistic meta:object-count="39"/>
  </office:meta>
</office:document-meta>
</file>